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ce style:name="Times" svg:font-family="Times"/>
    <style:font-face style:name="TimesNewRomanPS" svg:font-family="TimesNewRomanPS"/>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355cm"/>
    </style:style>
    <style:style style:name="Table1.B" style:family="table-column">
      <style:table-column-properties style:column-width="4.858cm"/>
    </style:style>
    <style:style style:name="Table1.C" style:family="table-column">
      <style:table-column-properties style:column-width="3.057cm"/>
    </style:style>
    <style:style style:name="Table1.D" style:family="table-column">
      <style:table-column-properties style:column-width="6.731cm"/>
    </style:style>
    <style:style style:name="Table1.A1" style:family="table-cell">
      <style:table-cell-properties style:vertical-align="middle" fo:padding="0.049cm" fo:border="none"/>
    </style:style>
    <style:style style:name="P1" style:family="paragraph" style:parent-style-name="Text_20_body">
      <style:text-properties style:font-name="Helvetica" fo:font-size="16pt" fo:font-weight="bold"/>
    </style:style>
    <style:style style:name="P2" style:family="paragraph" style:parent-style-name="Text_20_body">
      <style:text-properties style:font-name="Times" fo:font-size="12pt"/>
    </style:style>
    <style:style style:name="P3" style:family="paragraph" style:parent-style-name="Text_20_body">
      <style:text-properties style:font-name="Times" fo:font-size="12pt" fo:font-style="italic"/>
    </style:style>
    <style:style style:name="P4" style:family="paragraph" style:parent-style-name="Text_20_body">
      <style:text-properties style:font-name="Times" fo:font-size="9pt"/>
    </style:style>
    <style:style style:name="P5" style:family="paragraph" style:parent-style-name="Text_20_body">
      <style:text-properties style:font-name="TimesNewRomanPSMT" fo:font-size="12pt"/>
    </style:style>
    <style:style style:name="P6" style:family="paragraph" style:parent-style-name="Table_20_Contents">
      <style:paragraph-properties fo:margin-top="0cm" fo:margin-bottom="0.499cm" fo:padding="0.049cm" fo:border="0.002cm solid #000000"/>
      <style:text-properties style:font-name="TimesNewRomanPS" fo:font-size="12pt" fo:font-weight="bold"/>
    </style:style>
    <style:style style:name="P7" style:family="paragraph" style:parent-style-name="Table_20_Contents">
      <style:paragraph-properties fo:margin-top="0cm" fo:margin-bottom="0.499cm" fo:padding="0.049cm" fo:border="0.002cm solid #000000"/>
      <style:text-properties style:font-name="TimesNewRomanPSMT" fo:font-size="12pt"/>
    </style:style>
    <style:style style:name="T1" style:family="text">
      <style:text-properties style:font-name="Times" fo:font-size="12pt"/>
    </style:style>
    <style:style style:name="T2" style:family="text">
      <style:text-properties style:font-name="Times" fo:font-size="12pt" fo:font-style="italic"/>
    </style:style>
    <style:style style:name="T3" style:family="text">
      <style:text-properties style:font-name="Times" fo:font-size="7pt"/>
    </style:style>
    <style:style style:name="T4" style:family="text">
      <style:text-properties style:font-name="TimesNewRomanPS" fo:font-size="12pt" fo:font-style="italic"/>
    </style:style>
    <style:style style:name="T5" style:family="text">
      <style:text-properties style:font-name="TimesNewRomanPSMT" fo:font-size="12pt"/>
    </style:style>
    <style:style style:name="T6" style:family="text">
      <style:text-properties style:font-name="TimesNewRomanPSMT" fo:font-size="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utions to Sample Questions on Link Layer </text:p>
      <text:p text:style-name="P2">1) What are some of the possible services that a link-layer protocol can offer to the network layer? Which of these link-layer services have corresponding services in IP and TCP? </text:p>
      <text:p text:style-name="Text_20_body"><text:span text:style-name="T2">Answer: </text:span><text:span text:style-name="T1">framing: there is also framing in IP and TCP; link access; reliable delivery: there is also reliable delivery in TCP; flow control: there is also flow control in TCP; error detection: there is also error detection in IP and TCP; error correction; full duplex: TCP is also full duplex. </text:span></text:p>
      <text:p text:style-name="P2">2) Show by a virtue of an example other than the one in Figure 5.6 of the textbook that two-dimensional parity checks can correct and detect a single bit error. Also, show an example of a double-bit error that can be detected but not corrected. </text:p>
      <text:p text:style-name="Text_20_body"><text:span text:style-name="T4">Answer: </text:span><text:span text:style-name="T5">Suppose we begin with the initial two-dimensional parity matrix: </text:span></text:p>
      <text:p text:style-name="P5">000 0 111 1 010 1 101 0 </text:p>
      <text:p text:style-name="P5">With a bit error in row 2, column 3, the parity of row 2 and column 3 is now wrong in the matrix below: </text:p>
      <text:p text:style-name="P5">000 0 1 101 010 1 101 0 </text:p>
      <text:p text:style-name="P5">Now, suppose there is a bit error in row 2, column 2 and column 3. The parity of row 2 is now correct! The parity of columns 2 and 3 is wrong, but we can't detect in which rows the error occurred! </text:p>
      <text:p text:style-name="P5">000 0 100 1 010 1 101 0 </text:p>
      <text:p text:style-name="P5">The above example shows that a double bit error can be detected (if not corrected). </text:p>
      <text:p text:style-name="P2">3) Why would the token passing protocol be inefficient if a LAN had a very large perimeter? </text:p>
      <text:p text:style-name="P4">Computer Networks and Applications </text:p>
      <text:p text:style-name="Text_20_body"><text:span text:style-name="T4">Answer: </text:span><text:span text:style-name="T5">When a node transmits a frame, the node has to wait for the frame to propagate around the entire ring before the node can release the token. Thus, if </text:span><text:span text:style-name="T4">L/R </text:span><text:span text:style-name="T5">is small as compared to t</text:span><text:span text:style-name="T6">prop</text:span><text:span text:style-name="T5">, then the protocol will be inefficient. </text:span></text:p>
      <text:p text:style-name="P2">4) How big is the MAC address space, the IPv4 address space and the IPv6 address space? </text:p>
      <text:p text:style-name="Text_20_body"><text:span text:style-name="T4">Answer: </text:span><text:span text:style-name="T5">2</text:span><text:span text:style-name="T6">48 </text:span><text:span text:style-name="T5">MAC addresses; 2</text:span><text:span text:style-name="T6">32 </text:span><text:span text:style-name="T5">IPv4 addresses; 2</text:span><text:span text:style-name="T6">128 </text:span><text:span text:style-name="T5">IPv6 addresses. </text:span></text:p>
      <text:p text:style-name="Text_20_body"><text:span text:style-name="T1">5) Why is an ARP query sent within a broadcast frame? Why is an ARP response sent within a frame with a specific destination MAC address? </text:span><text:span text:style-name="T2">Answer: </text:span><text:span text:style-name="T1">An ARP query is sent in a broadcast frame because the querying host does not which adapter address corresponds to the IP address in question. For the response, the sending node knows the adapter address to which the response should be sent, so there is no need to send a broadcast frame (which would have to be processed by all the other nodes on the LAN). </text:span></text:p>
      <text:p text:style-name="Text_20_body"><text:span text:style-name="T1">6) In CSMA/CD, after the fifth collision, what is the probability that a node chooses </text:span><text:span text:style-name="T2">K=4</text:span><text:span text:style-name="T1">? The result </text:span><text:span text:style-name="T2">K=4 </text:span><text:span text:style-name="T1">corresponds to a delay of how many seconds on a 10Mbps Ethernet? </text:span></text:p>
      <text:p text:style-name="Text_20_body"><text:span text:style-name="T1">Answer: After the 5</text:span><text:span text:style-name="T3">th </text:span><text:span text:style-name="T1">collision, the adapter chooses from {0, 1, 2, ..., 31}. The probability that it chooses 4 is 1/32. It waits 204.8 microseconds. </text:span></text:p>
      <text:p text:style-name="P2">7) Suppose nodes A, B and C each attach to the same broadcast LAN through their adapters, If A sends thousands of IP datagrams to B with each encapsulating frame addressed to the MAC address of B, will C’s adapter process these frames? If so, will C’s adapter pass the IP datagrams in these frames to C (that is, the adapter’s parent node)? How would your answers change if A sent frames with the MAC broadcast address? </text:p>
      <text:p text:style-name="Text_20_body"><text:span text:style-name="T4">Answer: </text:span><text:span text:style-name="T5">C’s adapter will process the frames, but the adapter will not pass the datagrams up the protocol stack. If the LAN broadcast address is used, then C’s adapter will both process the frames and pass the datagrams up the protocol stack. </text:span></text:p>
      <text:p text:style-name="P2">8) Consider Figure 5.24 in the textbook (the picture with 6 nodes connected in a star topology to a central bridge). Suppose that (i) A sends a frame to D, (ii) D replies with a frame to A, (iii) C sends a frame to D, (iv) D replies with a frame to C. The switch table is initially empty. Show the state of <text:soft-page-break/>the switch table before and after each of these events. For each of these events, identify the link(s) on which the transmitted frame will be forwarded, and briefly justify your answers. </text:p>
      <text:p text:style-name="P3">Answer: </text:p>
      <text:p text:style-name="P4">Computer Networks and Application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Action </text:p>
          </table:table-cell>
          <table:table-cell table:style-name="Table1.A1" office:value-type="string">
            <text:p text:style-name="P6">Switch Table State </text:p>
          </table:table-cell>
          <table:table-cell table:style-name="Table1.A1" office:value-type="string">
            <text:p text:style-name="P6">Link(s) packet is forwarded to </text:p>
          </table:table-cell>
          <table:table-cell table:style-name="Table1.A1" office:value-type="string">
            <text:p text:style-name="P6">Explanation </text:p>
          </table:table-cell>
        </table:table-row>
        <table:table-row>
          <table:table-cell table:style-name="Table1.A1" office:value-type="string">
            <text:p text:style-name="P7">A sends a frame to D </text:p>
          </table:table-cell>
          <table:table-cell table:style-name="Table1.A1" office:value-type="string">
            <text:p text:style-name="P7">Switch learns interface corresponding to MAC address of A </text:p>
          </table:table-cell>
          <table:table-cell table:style-name="Table1.A1" office:value-type="string">
            <text:p text:style-name="P7">B, C, D, E, and F </text:p>
          </table:table-cell>
          <table:table-cell table:style-name="Table1.A1" office:value-type="string">
            <text:p text:style-name="P7">Since switch table is empty, so switch does not know the interface corresponding to MAC address of D </text:p>
          </table:table-cell>
        </table:table-row>
        <table:table-row>
          <table:table-cell table:style-name="Table1.A1" office:value-type="string">
            <text:p text:style-name="P7">D replies with a frame to A </text:p>
          </table:table-cell>
          <table:table-cell table:style-name="Table1.A1" office:value-type="string">
            <text:p text:style-name="P7">Switch learns interface corresponding to MAC address of D </text:p>
          </table:table-cell>
          <table:table-cell table:style-name="Table1.A1" office:value-type="string">
            <text:p text:style-name="P7">A </text:p>
          </table:table-cell>
          <table:table-cell table:style-name="Table1.A1" office:value-type="string">
            <text:p text:style-name="P7">Since switch already knows interface corresponding to MAC address of A </text:p>
          </table:table-cell>
        </table:table-row>
        <table:table-row>
          <table:table-cell table:style-name="Table1.A1" office:value-type="string">
            <text:p text:style-name="P7">C sends a frame to D </text:p>
          </table:table-cell>
          <table:table-cell table:style-name="Table1.A1" office:value-type="string">
            <text:p text:style-name="P7">Switch learns the interface corresponding to MAC address of C </text:p>
          </table:table-cell>
          <table:table-cell table:style-name="Table1.A1" office:value-type="string">
            <text:p text:style-name="P7">D </text:p>
          </table:table-cell>
          <table:table-cell table:style-name="Table1.A1" office:value-type="string">
            <text:p text:style-name="P7">Since switch already knows the interface corresponding to MAC address of D </text:p>
          </table:table-cell>
        </table:table-row>
        <table:table-row>
          <table:table-cell table:style-name="Table1.A1" office:value-type="string">
            <text:p text:style-name="P7">D replies with a frame to C </text:p>
          </table:table-cell>
          <table:table-cell table:style-name="Table1.A1" office:value-type="string">
            <text:p text:style-name="P7">Switch table state remains the same as before </text:p>
          </table:table-cell>
          <table:table-cell table:style-name="Table1.A1" office:value-type="string">
            <text:p text:style-name="P7">C </text:p>
          </table:table-cell>
          <table:table-cell table:style-name="Table1.A1" office:value-type="string">
            <text:p text:style-name="P7">Since switch already knows the interface corresponding to MAC address of C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ce style:name="Times" svg:font-family="Times"/>
    <style:font-face style:name="TimesNewRomanPS" svg:font-family="TimesNewRomanPS"/>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ngpol Trisuwan</meta:initial-creator>
    <meta:creation-date>2015-10-31T03:37:04</meta:creation-date>
    <meta:generator>OpenOffice/4.0.1$Unix OpenOffice.org_project/401m5$Build-9714</meta:generator>
    <meta:document-statistic meta:table-count="1" meta:image-count="0" meta:object-count="0" meta:page-count="2" meta:paragraph-count="44" meta:word-count="840" meta:character-count="4566"/>
    <dc:date>2015-10-31T03:40:01</dc:date>
    <dc:creator>Pongpol Trisuwan</dc:creator>
    <meta:editing-duration>PT2M57S</meta:editing-duration>
    <meta:editing-cycles>1</meta:editing-cycles>
  </office:meta>
</office:document-meta>
</file>